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6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8" style:family="graphic" style:parent-style-name="standard">
      <style:graphic-properties draw:marker-end="Arrowheads_20_1" draw:textarea-vertical-align="middle"/>
    </style:style>
    <style:style style:name="gr9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0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2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3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5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6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19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0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2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5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6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28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1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2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3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4" style:family="graphic" style:parent-style-name="standard">
      <style:graphic-properties draw:marker-end="Arrowheads_20_3" draw:textarea-vertical-align="middle"/>
    </style:style>
    <style:style style:name="gr35" style:family="graphic" style:parent-style-name="standard">
      <style:graphic-properties draw:marker-start="Arrowheads_20_3" draw:marker-end="Arrowheads_20_3" draw:textarea-vertical-align="middle"/>
    </style:style>
    <style:style style:name="gr36" style:family="graphic" style:parent-style-name="standard">
      <style:graphic-properties draw:marker-start="Arrowheads_20_3" draw:textarea-vertical-align="middle"/>
    </style:style>
    <style:style style:name="P1" style:family="paragraph"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-color="#dedce6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" fo:font-size="6pt" fo:font-weight="bold" style:font-size-asian="6pt" style:font-size-complex="6pt"/>
    </style:style>
    <style:style style:name="P6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" fo:font-size="6pt" fo:font-weight="bold" style:font-size-asian="6pt" style:font-size-complex="6pt"/>
    </style:style>
    <style:style style:name="P7" style:family="paragraph">
      <loext:graphic-properties draw:fill-color="#f6f9d4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 style:writing-mode="lr-tb"/>
      <style:text-properties style:font-name="Source Code Pro" fo:font-size="6pt" fo:font-weight="bold" style:font-size-asian="6pt" style:font-size-complex="6pt"/>
    </style:style>
    <style:style style:name="P13" style:family="paragraph">
      <loext:graphic-properties draw:fill-color="#e16173"/>
      <style:paragraph-properties fo:text-align="center" style:writing-mode="lr-tb"/>
      <style:text-properties style:font-name="Source Code Pro" fo:font-size="6pt" fo:font-weight="bold" style:font-size-asian="6pt" style:font-size-complex="6pt"/>
    </style:style>
    <style:style style:name="P14" style:family="paragraph"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loext:opacity="100%" style:font-name="Source Code Pro"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" fo:font-size="6pt" fo:font-weight="bold" style:font-size-asian="6pt" style:font-size-complex="6pt"/>
    </style:style>
    <style:style style:name="T7" style:family="text">
      <style:text-properties style:font-name="Source Code Pro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5cm" svg:height="12cm" svg:x="47.06cm" svg:y="1cm">
          <text:p text:style-name="P1"><text:span text:style-name="T1">Calib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7.75cm" svg:x="47.56cm" svg:y="2.25cm">
          <text:p text:style-name="P1"><text:span text:style-name="T1">237019FU5C.X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75cm" svg:height="0.5cm" svg:x="48.06cm" svg:y="3.5cm">
          <text:p text:style-name="P4"><text:span text:style-name="T2">XML 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0.5cm" svg:x="48.06cm" svg:y="3cm">
          <text:p text:style-name="P4"><text:span text:style-name="T2">Checksu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3.25cm" svg:height="5.5cm" svg:x="47.81cm" svg:y="4.25cm">
          <text:p text:style-name="P5"><text:span text:style-name="T3">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2.75cm" svg:height="1cm" svg:x="48.06cm" svg:y="4.75cm">
          <text:p text:style-name="P4"><text:span text:style-name="T2">IntelHex</text:span></text:p>
          <text:p text:style-name="P4"><text:span text:style-name="T4">0x80020000</text:span></text:p>
          <text:p text:style-name="P4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48.06cm" svg:y="6cm">
          <text:p text:style-name="P4"><text:span text:style-name="T2">IntelHex</text:span></text:p>
          <text:p text:style-name="P4"><text:span text:style-name="T4">0x803F0000</text:span></text:p>
          <text:p text:style-name="P4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48.06cm" svg:y="7.25cm">
          <text:p text:style-name="P4"><text:span text:style-name="T2">IntelHex</text:span></text:p>
          <text:p text:style-name="P4"><text:span text:style-name="T4">0xA8000700</text:span></text:p>
          <text:p text:style-name="P4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48.06cm" svg:y="8.5cm">
          <text:p text:style-name="P4"><text:span text:style-name="T2">IntelHex</text:span></text:p>
          <text:p text:style-name="P4"><text:span text:style-name="T4">0xA8020900</text:span></text:p>
          <text:p text:style-name="P4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cm" svg:height="7cm" svg:x="51.81cm" svg:y="2.25cm">
          <text:p text:style-name="P1"><text:span text:style-name="T1">Table of Cont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2.5cm" svg:height="0.5cm" svg:x="54.56cm" svg:y="2.75cm">
          <text:p text:style-name="P4"><text:span text:style-name="T2">Address</text:span></text:p>
          <text:p text:style-name="P4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-1.125cm" svg:x1="50.81cm" svg:y1="3.75cm" svg:x2="54.56cm" svg:y2="3cm" draw:start-shape="id1" draw:start-glue-point="1" draw:end-shape="id2" draw:end-glue-point="3" svg:d="M50810 3750h750v-750h3000" svg:viewBox="0 0 3751 751">
          <text:p/>
        </draw:connector>
        <draw:custom-shape draw:style-name="gr9" draw:text-style-name="P10" draw:layer="layout" svg:width="3.25cm" svg:height="5.5cm" svg:x="52.06cm" svg:y="3.5cm">
          <text:p text:style-name="P9"><text:span text:style-name="T3">Itn 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cm" svg:x="52.31cm" svg:y="4cm">
          <text:p text:style-name="P4"><text:span text:style-name="T2">Packed Records</text:span></text:p>
          <text:p text:style-name="P4"><text:span text:style-name="T4">08 1E 00 00</text:span></text:p>
          <text:p text:style-name="P4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2.75cm" svg:height="0.5cm" svg:x="48.06cm" svg:y="1.5cm">
          <text:p text:style-name="P4"><text:span text:style-name="T2">Byte Order</text:span></text:p>
          <text:p text:style-name="P4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0.249cm" svg:x1="50.81cm" svg:y1="3.75cm" svg:x2="50.81cm" svg:y2="1.75cm" draw:start-shape="id1" draw:start-glue-point="1" draw:end-shape="id3" draw:end-glue-point="1" svg:d="M50810 3750h750v-2000h-750" svg:viewBox="0 0 751 2001">
          <text:p/>
        </draw:connector>
        <draw:custom-shape draw:style-name="gr11" draw:text-style-name="P4" xml:id="id5" draw:id="id5" draw:layer="layout" svg:width="2.75cm" svg:height="2.25cm" svg:x="52.31cm" svg:y="5.5cm">
          <text:p text:style-name="P4"><text:span text:style-name="T2">Packed Itn</text:span></text:p>
          <text:p text:style-name="P4"><text:span text:style-name="T2">32bit,32bit</text:span></text:p>
          <text:p text:style-name="P4"><text:span text:style-name="T4">Number</text:span></text:p>
          <text:p text:style-name="P4"><text:span text:style-name="T4">38 00 00 00</text:span></text:p>
          <text:p text:style-name="P4"><text:span text:style-name="T4">Sequential Itns</text:span></text:p>
          <text:p text:style-name="P4"><text:span text:style-name="T4">04 00 00 00</text:span></text:p>
          <text:p text:style-name="P4"><text:span text:style-name="T4">=</text:span></text:p>
          <text:p text:style-name="P4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3.685cm" svg:y1="5cm" svg:x2="53.685cm" svg:y2="5.5cm" draw:start-shape="id4" draw:start-glue-point="2" draw:end-shape="id5" draw:end-glue-point="0" svg:d="M53685 5000v500" svg:viewBox="0 0 1 501">
          <text:p/>
        </draw:connector>
        <draw:custom-shape draw:style-name="gr12" draw:text-style-name="P13" xml:id="id6" draw:id="id6" draw:layer="layout" svg:width="2.75cm" svg:height="0.5cm" svg:x="52.31cm" svg:y="8.25cm">
          <text:p text:style-name="P12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53.685cm" svg:y1="7.75cm" svg:x2="53.685cm" svg:y2="8.25cm" draw:start-shape="id5" draw:start-glue-point="2" draw:end-shape="id6" draw:end-glue-point="0" svg:d="M53685 7750v500" svg:viewBox="0 0 1 501">
          <text:p/>
        </draw:connector>
        <draw:custom-shape draw:style-name="gr13" draw:text-style-name="P10" draw:layer="layout" svg:width="3.25cm" svg:height="5.5cm" svg:x="56.31cm" svg:y="3.5cm">
          <text:p text:style-name="P9"><text:span text:style-name="T3">Itn Address &amp; 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75cm" svg:height="2.5cm" svg:x="56.56cm" svg:y="4cm">
          <text:p text:style-name="P4"><text:span text:style-name="T2">Matt Table</text:span></text:p>
          <text:p text:style-name="P4"><text:span text:style-name="T2">32bit,32bit</text:span></text:p>
          <text:p text:style-name="P4"><text:span text:style-name="T4">Address</text:span></text:p>
          <text:p text:style-name="P4"><text:span text:style-name="T4">92 0B 02 A8</text:span></text:p>
          <text:p text:style-name="P4"><text:span text:style-name="T4">Length in Bytes</text:span></text:p>
          <text:p text:style-name="P4"><text:span text:style-name="T4">01 00 00 00</text:span></text:p>
          <text:p text:style-name="P4"><text:span text:style-name="T4">=</text:span></text:p>
          <text:p text:style-name="P4"><text:span text:style-name="T4">0xA8020B92</text:span></text:p>
          <text:p text:style-name="P4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5.06cm" svg:y1="8.5cm" svg:x2="56.56cm" svg:y2="5.25cm" draw:start-shape="id6" draw:start-glue-point="1" draw:end-shape="id7" draw:end-glue-point="3" svg:d="M55060 8500h751v-3250h749" svg:viewBox="0 0 1501 3251">
          <text:p/>
        </draw:connector>
        <draw:connector draw:style-name="gr8" draw:text-style-name="P8" draw:layer="layout" svg:x1="50.81cm" svg:y1="5.25cm" svg:x2="52.31cm" svg:y2="4.5cm" draw:start-shape="id8" draw:end-shape="id4" draw:end-glue-point="3" svg:d="M50810 5250h750v-750h750" svg:viewBox="0 0 1501 751">
          <text:p/>
        </draw:connector>
        <draw:custom-shape draw:style-name="gr15" draw:text-style-name="P13" xml:id="id9" draw:id="id9" draw:layer="layout" svg:width="2.75cm" svg:height="1.25cm" svg:x="56.56cm" svg:y="7.5cm">
          <text:p text:style-name="P12"><text:span text:style-name="T6">Combine:</text:span></text:p>
          <text:p text:style-name="P12"><text:span text:style-name="T7">Itn Number</text:span></text:p>
          <text:p text:style-name="P12"><text:span text:style-name="T7">Address</text:span></text:p>
          <text:p text:style-name="P12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57.935cm" svg:y1="6.5cm" svg:x2="57.935cm" svg:y2="7.5cm" draw:start-shape="id7" draw:start-glue-point="2" draw:end-shape="id9" draw:end-glue-point="0" svg:d="M57935 6500v1000" svg:viewBox="0 0 1 1001">
          <text:p/>
        </draw:connector>
        <draw:custom-shape draw:style-name="gr16" draw:text-style-name="P7" draw:layer="layout" svg:width="8cm" svg:height="2.75cm" svg:x="51.81cm" svg:y="9.75cm">
          <text:p text:style-name="P1"><text:span text:style-name="T1">Engine Paramet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3.25cm" svg:height="1.25cm" svg:x="52.06cm" svg:y="10.25cm">
          <text:p text:style-name="P14"><text:span text:style-name="T2">Itn</text:span></text:p>
          <text:p text:style-name="P14"><text:span text:style-name="T4">Number = 38</text:span></text:p>
          <text:p text:style-name="P14"><text:span text:style-name="T4">Address = 0xA8020B92</text:span></text:p>
          <text:p text:style-name="P14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1" draw:id="id11" draw:layer="layout" svg:width="3.25cm" svg:height="0.5cm" svg:x="52.06cm" svg:y="11.75cm">
          <text:p text:style-name="P14"><text:span text:style-name="T2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9.435cm" svg:y1="9.75cm" svg:x2="52.06cm" svg:y2="12cm" draw:start-shape="id10" draw:start-glue-point="2" draw:end-shape="id11" draw:end-glue-point="3" svg:d="M49435 9750v2250h2625" svg:viewBox="0 0 2626 2251">
          <text:p/>
        </draw:connector>
        <draw:connector draw:style-name="gr8" draw:text-style-name="P8" draw:layer="layout" svg:x1="57.935cm" svg:y1="8.75cm" svg:x2="53.685cm" svg:y2="10.25cm" draw:start-shape="id9" draw:start-glue-point="2" draw:end-shape="id12" draw:end-glue-point="0" svg:d="M57935 8750v751h-4250v749" svg:viewBox="0 0 4251 1501">
          <text:p/>
        </draw:connector>
        <draw:connector draw:style-name="gr8" draw:text-style-name="P8" draw:layer="layout" draw:line-skew="0cm -1.251cm -4.251cm" svg:x1="52.06cm" svg:y1="10.875cm" svg:x2="51.06cm" svg:y2="7cm" draw:start-shape="id12" draw:start-glue-point="3" draw:end-shape="id10" draw:end-glue-point="1" svg:d="M52060 10875h-501v-125h1v-3750h-500" svg:viewBox="0 0 1001 3876">
          <text:p/>
        </draw:connector>
        <draw:custom-shape draw:style-name="gr19" draw:text-style-name="P2" draw:layer="layout" svg:width="5.69cm" svg:height="19.59cm" svg:x="61.06cm" svg:y="1cm">
          <text:p text:style-name="P1"><text:span text:style-name="T1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75cm" svg:height="3.5cm" svg:x="61.56cm" svg:y="1.75cm">
          <text:p text:style-name="P9"><text:span text:style-name="T3">compatibility_hea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2.25cm">
          <text:p text:style-name="P15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2.5cm">
          <text:p text:style-name="P15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2.75cm">
          <text:p text:style-name="P15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1.81cm" svg:y="3cm">
          <text:p text:style-name="P15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3.25cm">
          <text:p text:style-name="P15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3.5cm">
          <text:p text:style-name="P15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3.75cm">
          <text:p text:style-name="P15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4cm">
          <text:p text:style-name="P15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7" draw:id="id17" draw:layer="layout" svg:width="4.25cm" svg:height="0.25cm" svg:x="61.81cm" svg:y="4.25cm">
          <text:p text:style-name="P15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6" draw:id="id16" draw:layer="layout" svg:width="4.25cm" svg:height="0.25cm" svg:x="61.81cm" svg:y="4.5cm">
          <text:p text:style-name="P15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61.81cm" svg:y="4.75cm">
          <text:p text:style-name="P15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4" draw:id="id14" draw:layer="layout" svg:width="4.25cm" svg:height="14.75cm" svg:x="61.81cm" svg:y="5.5cm">
          <text:p text:style-name="P9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8" draw:id="id18" draw:layer="layout" svg:width="3.75cm" svg:height="0.25cm" svg:x="62.06cm" svg:y="6cm">
          <text:p text:style-name="P14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3" draw:id="id13" draw:layer="layout" svg:width="3.75cm" svg:height="0.25cm" svg:x="62.06cm" svg:y="6.25cm">
          <text:p text:style-name="P14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1" draw:id="id21" draw:layer="layout" svg:width="3.75cm" svg:height="0.25cm" svg:x="62.06cm" svg:y="6.5cm">
          <text:p text:style-name="P14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62.06cm" svg:y="6.75cm">
          <text:p text:style-name="P14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4" draw:id="id24" draw:layer="layout" svg:width="3.75cm" svg:height="0.25cm" svg:x="62.06cm" svg:y="7cm">
          <text:p text:style-name="P14"><text:span text:style-name="T2">data_typ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8" draw:id="id28" draw:layer="layout" svg:width="3.75cm" svg:height="0.25cm" svg:x="62.06cm" svg:y="7.25cm">
          <text:p text:style-name="P14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62.06cm" svg:y="7.5cm">
          <text:p text:style-name="P14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75cm" svg:height="12cm" svg:x="62.06cm" svg:y="8cm">
          <text:p text:style-name="P9"><text:span text:style-name="T3">Data Type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5" draw:id="id35" draw:layer="layout" svg:width="3.25cm" svg:height="5.75cm" svg:x="62.31cm" svg:y="8.5cm">
          <text:p text:style-name="P9"><text:span text:style-name="T3">Element 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5cm" svg:height="2.25cm" svg:x="62.56cm" svg:y="11.75cm">
          <text:p text:style-name="P4"><text:span text:style-name="T2">Floating Point</text:span></text:p>
          <text:p text:style-name="P4"><text:span text:style-name="T8">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75cm" svg:height="2.75cm" svg:x="62.56cm" svg:y="9cm">
          <text:p text:style-name="P4"><text:span text:style-name="T2">Fixed Point</text:span></text:p>
          <text:p text:style-name="P4"><text:span text:style-name="T9">1,2,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sign</text:span></text:p>
          <text:p text:style-name="P14"><text:span text:style-name="T4">data_length</text:span></text:p>
          <text:p text:style-name="P14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31" draw:id="id31" draw:layer="layout" svg:width="3.25cm" svg:height="1.25cm" svg:x="62.31cm" svg:y="14.5cm">
          <text:p text:style-name="P4"><text:span text:style-name="T2">X_Axis</text:span></text:p>
          <text:p text:style-name="P14"><text:span text:style-name="T4">x_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33" draw:id="id33" draw:layer="layout" svg:width="3.25cm" svg:height="1.5cm" svg:x="62.31cm" svg:y="15.75cm">
          <text:p text:style-name="P4"><text:span text:style-name="T2">Y_Axis</text:span></text:p>
          <text:p text:style-name="P14"><text:span text:style-name="T4">y_element_type</text:span></text:p>
          <text:p text:style-name="P14"><text:span text:style-name="T4">legacy_style</text:span></text:p>
          <text:p text:style-name="P14"><text:span text:style-name="T4">element_count</text:span></text:p>
          <text:p text:style-name="P14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62.31cm" svg:y="17.25cm">
          <text:p text:style-name="P4"><text:span text:style-name="T2">Z_Axis</text:span></text:p>
          <text:p text:style-name="P14"><text:span text:style-name="T4">y_element_type</text:span></text:p>
          <text:p text:style-name="P14"><text:span text:style-name="T4">related_x_axis_id</text:span></text:p>
          <text:p text:style-name="P19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62.31cm" svg:y="18.5cm">
          <text:p text:style-name="P4"><text:span text:style-name="T2">Table</text:span></text:p>
          <text:p text:style-name="P14"><text:span text:style-name="T4">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15" draw:id="id15" draw:layer="layout" svg:width="3.5cm" svg:height="0.75cm" svg:x="56.06cm" svg:y="10.25cm">
          <text:p text:style-name="P15"><text:span text:style-name="T2">parameter</text:span></text:p>
          <text:p text:style-name="P15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5.19cm" svg:height="16cm" svg:x="67.81cm" svg:y="1cm">
          <text:p text:style-name="P1"><text:span text:style-name="T1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4.75cm" svg:height="15cm" svg:x="68cm" svg:y="1.75cm">
          <text:p text:style-name="P9"><text:span text:style-name="T3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9" draw:id="id19" draw:layer="layout" svg:width="4.25cm" svg:height="0.25cm" svg:x="68.25cm" svg:y="2.25cm">
          <text:p text:style-name="P15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0" draw:id="id20" draw:layer="layout" svg:width="4.25cm" svg:height="0.25cm" svg:x="68.25cm" svg:y="2.5cm">
          <text:p text:style-name="P15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9" draw:id="id29" draw:layer="layout" svg:width="4.25cm" svg:height="0.25cm" svg:x="68.25cm" svg:y="2.75cm">
          <text:p text:style-name="P15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3" draw:id="id23" draw:layer="layout" svg:width="4.25cm" svg:height="0.25cm" svg:x="68.25cm" svg:y="3cm">
          <text:p text:style-name="P15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3.25cm">
          <text:p text:style-name="P15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3.5cm">
          <text:p text:style-name="P15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5" draw:id="id25" draw:layer="layout" svg:width="4.25cm" svg:height="0.25cm" svg:x="68.25cm" svg:y="3.75cm">
          <text:p text:style-name="P15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4cm">
          <text:p text:style-name="P15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4.25cm">
          <text:p text:style-name="P15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4.5cm">
          <text:p text:style-name="P15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4.75cm">
          <text:p text:style-name="P15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5cm">
          <text:p text:style-name="P15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5.25cm">
          <text:p text:style-name="P15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6" draw:id="id26" draw:layer="layout" svg:width="4.25cm" svg:height="0.25cm" svg:x="68.25cm" svg:y="5.5cm">
          <text:p text:style-name="P15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7" draw:id="id27" draw:layer="layout" svg:width="4.25cm" svg:height="0.25cm" svg:x="68.25cm" svg:y="5.75cm">
          <text:p text:style-name="P15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6cm">
          <text:p text:style-name="P15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2" draw:id="id22" draw:layer="layout" svg:width="4.25cm" svg:height="0.25cm" svg:x="68.25cm" svg:y="6.25cm">
          <text:p text:style-name="P15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6.5cm">
          <text:p text:style-name="P15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6.75cm">
          <text:p text:style-name="P15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7cm">
          <text:p text:style-name="P15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7.25cm">
          <text:p text:style-name="P15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7.5cm">
          <text:p text:style-name="P15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7.75cm">
          <text:p text:style-name="P15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8cm">
          <text:p text:style-name="P15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8.25cm">
          <text:p text:style-name="P15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8.75cm">
          <text:p text:style-name="P15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0" draw:id="id30" draw:layer="layout" svg:width="4.25cm" svg:height="0.25cm" svg:x="68.25cm" svg:y="9cm">
          <text:p text:style-name="P15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9.25cm">
          <text:p text:style-name="P15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9.5cm">
          <text:p text:style-name="P15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9.75cm">
          <text:p text:style-name="P15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0cm">
          <text:p text:style-name="P15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0.25cm">
          <text:p text:style-name="P15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0.5cm">
          <text:p text:style-name="P15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0.75cm">
          <text:p text:style-name="P15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1cm">
          <text:p text:style-name="P15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1.25cm">
          <text:p text:style-name="P15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1.5cm">
          <text:p text:style-name="P15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4" draw:id="id34" draw:layer="layout" svg:width="4.25cm" svg:height="0.25cm" svg:x="68.25cm" svg:y="11.75cm">
          <text:p text:style-name="P15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2cm">
          <text:p text:style-name="P15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2.25cm">
          <text:p text:style-name="P15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2.75cm">
          <text:p text:style-name="P15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2" draw:id="id32" draw:layer="layout" svg:width="4.25cm" svg:height="0.25cm" svg:x="68.25cm" svg:y="13cm">
          <text:p text:style-name="P15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3.25cm">
          <text:p text:style-name="P15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3.5cm">
          <text:p text:style-name="P15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3.75cm">
          <text:p text:style-name="P15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4cm">
          <text:p text:style-name="P15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4.25cm">
          <text:p text:style-name="P15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4.5cm">
          <text:p text:style-name="P15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4.75cm">
          <text:p text:style-name="P15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5cm">
          <text:p text:style-name="P15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5.25cm">
          <text:p text:style-name="P15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5.5cm">
          <text:p text:style-name="P15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6" draw:id="id36" draw:layer="layout" svg:width="4.25cm" svg:height="0.25cm" svg:x="68.25cm" svg:y="15.75cm">
          <text:p text:style-name="P15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6cm">
          <text:p text:style-name="P15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68.25cm" svg:y="16.25cm">
          <text:p text:style-name="P15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8" draw:layer="layout" svg:x1="59.31cm" svg:y1="8.125cm" svg:x2="62.06cm" svg:y2="6.375cm" draw:start-shape="id9" draw:start-glue-point="1" draw:end-shape="id13" draw:end-glue-point="3" svg:d="M59310 8125h1376v-1750h1374" svg:viewBox="0 0 2751 1751">
          <text:p/>
        </draw:connector>
        <draw:connector draw:style-name="gr34" draw:text-style-name="P8" draw:layer="layout" svg:x1="61.81cm" svg:y1="12.875cm" svg:x2="59.56cm" svg:y2="10.625cm" draw:start-shape="id14" draw:start-glue-point="3" draw:end-shape="id15" draw:end-glue-point="1" svg:d="M61810 12875h-1125v-2250h-1125" svg:viewBox="0 0 2251 2251">
          <text:p/>
        </draw:connector>
        <draw:connector draw:style-name="gr35" draw:text-style-name="P8" draw:layer="layout" draw:line-skew="1.125cm" svg:x1="57.06cm" svg:y1="3cm" svg:x2="61.81cm" svg:y2="4.625cm" draw:start-shape="id2" draw:start-glue-point="1" draw:end-shape="id16" draw:end-glue-point="3" svg:d="M57060 3000h3500v1625h1250" svg:viewBox="0 0 4751 1626">
          <text:p/>
        </draw:connector>
        <draw:connector draw:style-name="gr34" draw:text-style-name="P8" draw:layer="layout" draw:line-skew="4.5cm" svg:x1="50.81cm" svg:y1="1.75cm" svg:x2="61.81cm" svg:y2="4.375cm" draw:start-shape="id3" draw:start-glue-point="1" draw:end-shape="id17" draw:end-glue-point="3" svg:d="M50810 1750h10000v2625h1000" svg:viewBox="0 0 11001 2626">
          <text:p/>
        </draw:connector>
        <draw:connector draw:style-name="gr35" draw:text-style-name="P8" draw:layer="layout" draw:line-skew="-0.125cm" svg:x1="65.81cm" svg:y1="6.125cm" svg:x2="68.25cm" svg:y2="2.375cm" draw:start-shape="id18" draw:start-glue-point="1" draw:end-shape="id19" draw:end-glue-point="3" svg:d="M65810 6125h1095v-3750h1345" svg:viewBox="0 0 2441 3751">
          <text:p/>
        </draw:connector>
        <draw:connector draw:style-name="gr35" draw:text-style-name="P8" draw:layer="layout" draw:line-skew="0.125cm" svg:x1="65.81cm" svg:y1="6.375cm" svg:x2="68.25cm" svg:y2="2.625cm" draw:start-shape="id13" draw:start-glue-point="1" draw:end-shape="id20" draw:end-glue-point="3" svg:d="M65810 6375h1345v-3750h1095" svg:viewBox="0 0 2441 3751">
          <text:p/>
        </draw:connector>
        <draw:connector draw:style-name="gr35" draw:text-style-name="P8" draw:layer="layout" draw:line-skew="0.375cm" svg:x1="65.81cm" svg:y1="6.625cm" svg:x2="68.25cm" svg:y2="6.375cm" draw:start-shape="id21" draw:start-glue-point="1" draw:end-shape="id22" draw:end-glue-point="3" svg:d="M65810 6625h1595v-250h845" svg:viewBox="0 0 2441 251">
          <text:p/>
        </draw:connector>
        <draw:connector draw:style-name="gr35" draw:text-style-name="P8" draw:layer="layout" draw:line-skew="0.53cm" svg:x1="68.25cm" svg:y1="3.125cm" svg:x2="65.81cm" svg:y2="7.125cm" draw:start-shape="id23" draw:start-glue-point="3" draw:end-shape="id24" draw:end-glue-point="1" svg:d="M68250 3125h-690v4000h-1750" svg:viewBox="0 0 2441 4001">
          <text:p/>
        </draw:connector>
        <draw:connector draw:style-name="gr36" draw:text-style-name="P8" draw:layer="layout" draw:line-skew="0.53cm" svg:x1="68.25cm" svg:y1="3.875cm" svg:x2="65.81cm" svg:y2="7.125cm" draw:start-shape="id25" draw:start-glue-point="3" draw:end-shape="id24" draw:end-glue-point="1" svg:d="M68250 3875h-690v3250h-1750" svg:viewBox="0 0 2441 3251">
          <text:p/>
        </draw:connector>
        <draw:connector draw:style-name="gr36" draw:text-style-name="P8" draw:layer="layout" draw:line-skew="0.53cm" svg:x1="68.25cm" svg:y1="5.625cm" svg:x2="65.81cm" svg:y2="7.125cm" draw:start-shape="id26" draw:start-glue-point="3" draw:end-shape="id24" draw:end-glue-point="1" svg:d="M68250 5625h-690v1500h-1750" svg:viewBox="0 0 2441 1501">
          <text:p/>
        </draw:connector>
        <draw:connector draw:style-name="gr36" draw:text-style-name="P8" draw:layer="layout" draw:line-skew="0.53cm" svg:x1="68.25cm" svg:y1="5.875cm" svg:x2="65.81cm" svg:y2="7.125cm" draw:start-shape="id27" draw:start-glue-point="3" draw:end-shape="id24" draw:end-glue-point="1" svg:d="M68250 5875h-690v1250h-1750" svg:viewBox="0 0 2441 1251">
          <text:p/>
        </draw:connector>
        <draw:connector draw:style-name="gr35" draw:text-style-name="P8" draw:layer="layout" draw:line-skew="0.28cm" svg:x1="65.81cm" svg:y1="7.375cm" svg:x2="68.25cm" svg:y2="2.875cm" draw:start-shape="id28" draw:start-glue-point="1" draw:end-shape="id29" draw:end-glue-point="3" svg:d="M65810 7375h1500v-4500h940" svg:viewBox="0 0 2441 4501">
          <text:p/>
        </draw:connector>
        <draw:connector draw:style-name="gr35" draw:text-style-name="P8" draw:layer="layout" svg:x1="68.25cm" svg:y1="9.125cm" svg:x2="65.56cm" svg:y2="15.125cm" draw:start-shape="id30" draw:start-glue-point="3" draw:end-shape="id31" draw:end-glue-point="1" svg:d="M68250 9125h-1345v6000h-1345" svg:viewBox="0 0 2691 6001">
          <text:p/>
        </draw:connector>
        <draw:connector draw:style-name="gr35" draw:text-style-name="P8" draw:layer="layout" draw:line-skew="0.155cm" svg:x1="68.25cm" svg:y1="13.125cm" svg:x2="65.56cm" svg:y2="16.5cm" draw:start-shape="id32" draw:start-glue-point="3" draw:end-shape="id33" draw:end-glue-point="1" svg:d="M68250 13125h-1190v3375h-1500" svg:viewBox="0 0 2691 3376">
          <text:p/>
        </draw:connector>
        <draw:connector draw:style-name="gr35" draw:text-style-name="P8" draw:layer="layout" draw:line-skew="0.655cm" svg:x1="68.25cm" svg:y1="11.875cm" svg:x2="65.56cm" svg:y2="11.375cm" draw:start-shape="id34" draw:start-glue-point="3" draw:end-shape="id35" draw:end-glue-point="1" svg:d="M68250 11875h-690v-500h-2000" svg:viewBox="0 0 2691 501">
          <text:p/>
        </draw:connector>
        <draw:connector draw:style-name="gr36" draw:text-style-name="P8" draw:layer="layout" draw:line-skew="0.655cm" svg:x1="68.25cm" svg:y1="15.875cm" svg:x2="65.56cm" svg:y2="11.375cm" draw:start-shape="id36" draw:start-glue-point="3" draw:end-shape="id35" svg:d="M68250 15875h-690v-4500h-2000" svg:viewBox="0 0 2691 4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7-01T12:15:42.832000000</dc:date>
    <meta:editing-duration>PT3H34M58S</meta:editing-duration>
    <meta:editing-cycles>52</meta:editing-cycles>
    <meta:generator>LibreOffice/7.2.5.2$Windows_X86_64 LibreOffice_project/499f9727c189e6ef3471021d6132d4c694f357e5</meta:generator>
    <meta:document-statistic meta:object-count="135"/>
  </office:meta>
</office:document-meta>
</file>